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b40bc"/>
    </style:style>
    <style:style style:name="P2" style:family="paragraph" style:parent-style-name="Heading_20_3">
      <style:paragraph-properties fo:text-align="justify" style:justify-single-word="false"/>
      <style:text-properties fo:font-size="16pt" style:font-size-asian="16pt" style:font-size-complex="16pt"/>
    </style:style>
    <style:style style:name="P3" style:family="paragraph" style:parent-style-name="Heading_20_3">
      <style:paragraph-properties fo:text-align="center" style:justify-single-word="false"/>
      <style:text-properties fo:font-size="16pt" fo:font-style="italic" fo:font-weight="bold" officeooo:rsid="001bfdc1" officeooo:paragraph-rsid="001c21fb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Heading_20_2">
      <style:paragraph-properties fo:text-align="justify" style:justify-single-word="false"/>
      <style:text-properties fo:font-size="12pt" fo:font-style="normal" officeooo:rsid="001b40bc" officeooo:paragraph-rsid="001b40bc" style:font-size-asian="10.5pt" style:font-style-asian="normal" style:font-size-complex="12pt" style:font-style-complex="normal"/>
    </style:style>
    <style:style style:name="P5" style:family="paragraph" style:parent-style-name="Text_20_body">
      <style:paragraph-properties fo:text-align="justify" style:justify-single-word="false"/>
      <style:text-properties fo:font-size="16pt" fo:font-style="italic" fo:font-weight="bold" officeooo:rsid="001bfdc1" officeooo:paragraph-rsid="001c21fb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2pt" officeooo:rsid="001b40bc" officeooo:paragraph-rsid="001b40bc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font-size="12pt" fo:font-style="normal" officeooo:rsid="001b40bc" officeooo:paragraph-rsid="001b40bc" style:font-size-asian="10.5pt" style:font-style-asian="normal" style:font-size-complex="12pt" style:font-style-complex="normal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2pt" fo:font-style="normal" officeooo:rsid="001b40bc" officeooo:paragraph-rsid="001b40bc" style:font-size-asian="10.5pt" style:font-style-asian="normal" style:font-size-complex="12pt" style:font-style-complex="normal"/>
    </style:style>
    <style:style style:name="P9" style:family="paragraph" style:parent-style-name="Text_20_body" style:list-style-name="L1">
      <style:paragraph-properties fo:text-align="justify" style:justify-single-word="false"/>
      <style:text-properties fo:font-size="12pt" fo:font-style="normal" officeooo:rsid="001b5932" officeooo:paragraph-rsid="001b5932" style:font-size-asian="10.5pt" style:font-style-asian="normal" style:font-size-complex="12pt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ize="12pt" fo:font-style="normal" officeooo:rsid="001b5932" officeooo:paragraph-rsid="001b5932" style:font-size-asian="10.5pt" style:font-style-asian="normal" style:font-size-complex="12pt" style:font-style-complex="normal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1b5932" officeooo:paragraph-rsid="001b5932"/>
    </style:style>
    <style:style style:name="P12" style:family="paragraph" style:parent-style-name="Text_20_body">
      <style:paragraph-properties fo:text-align="justify" style:justify-single-word="false"/>
      <style:text-properties fo:font-style="italic" officeooo:rsid="001bfdc1" officeooo:paragraph-rsid="001bfdc1" style:font-style-asian="italic" style:font-style-complex="italic"/>
    </style:style>
    <style:style style:name="P13" style:family="paragraph" style:parent-style-name="Text_20_body">
      <style:paragraph-properties fo:text-align="justify" style:justify-single-word="false"/>
      <style:text-properties officeooo:paragraph-rsid="001b40bc"/>
    </style:style>
    <style:style style:name="T1" style:family="text">
      <style:text-properties fo:font-size="12pt" officeooo:rsid="001b40bc" style:font-size-asian="10.5pt" style:font-size-complex="12pt"/>
    </style:style>
    <style:style style:name="T2" style:family="text">
      <style:text-properties fo:font-size="12pt" fo:font-style="italic" style:font-size-asian="10.5pt" style:font-style-asian="italic" style:font-size-complex="12pt" style:font-style-complex="italic"/>
    </style:style>
    <style:style style:name="T3" style:family="text">
      <style:text-properties fo:font-size="12pt" fo:font-style="italic" officeooo:rsid="001b40bc" style:font-size-asian="10.5pt" style:font-style-asian="italic" style:font-size-complex="12pt" style:font-style-complex="italic"/>
    </style:style>
    <style:style style:name="T4" style:family="text">
      <style:text-properties fo:font-size="12pt" fo:font-style="normal" style:font-size-asian="10.5pt" style:font-style-asian="normal" style:font-size-complex="12pt" style:font-style-complex="normal"/>
    </style:style>
    <style:style style:name="T5" style:family="text">
      <style:text-properties fo:font-size="12pt" fo:font-style="normal" officeooo:rsid="001b40bc" style:font-size-asian="10.5pt" style:font-style-asian="normal" style:font-size-complex="12pt" style:font-style-complex="normal"/>
    </style:style>
    <style:style style:name="T6" style:family="text">
      <style:text-properties fo:font-size="12pt" fo:font-style="normal" officeooo:rsid="001e2252" style:font-size-asian="10.5pt" style:font-style-asian="normal" style:font-size-complex="12pt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90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/>
      <text:p text:style-name="P12">Desenvolvedor: <text:span text:style-name="T7">Deyvison Rodrigo B. Estevam</text:span></text:p>
      <text:h text:style-name="P3" text:outline-level="3">Introdução</text:h>
      <text:p text:style-name="P5"/>
      <text:p text:style-name="P6"><text:tab/>O sistema foi solicitado pela biblioteca do setor IV da UFRN com o intuito de gerenciar os empréstimos, devoluções e pesquisas realizados no local de forma automatizada e segura. Para tal aplicação é nescessário projetar um banco de dados, que, com o auxilio do sistema, terá todos os exemplares cadastrados.</text:p>
      <text:p text:style-name="P1"><text:span text:style-name="T1"><text:tab/>O sistema deve emitir diversos tipos de relatórios e consultas para que o usuário tenha facilidade de encontrar o exemplar desejado. Para facilitar tais tarefas, algumas </text:span><text:span text:style-name="T3">queries </text:span><text:span text:style-name="T5">e </text:span><text:span text:style-name="T3">views </text:span><text:span text:style-name="T5">serão implementadas no banco de dados.</text:span></text:p>
      <text:p text:style-name="P7"/>
      <text:h text:style-name="P4" text:outline-level="2">Algumas Funcionalidades</text:h>
      <text:p text:style-name="P1"/>
      <text:p text:style-name="P1"><text:span text:style-name="T5"><text:tab/>O banco </text:span><text:span text:style-name="T6">tem as seguintes restrinções de integridade</text:span><text:span text:style-name="T5">:</text:span></text:p>
      <text:list xml:id="list450808532637016609" text:style-name="L1">
        <text:list-item>
          <text:p text:style-name="P8">Não existe empréstimo à um determinado usuário sem que este exista.</text:p>
        </text:list-item>
        <text:list-item>
          <text:p text:style-name="P8">Não existe devolução sem que haja um respectivo empréstimos.</text:p>
        </text:list-item>
        <text:list-item>
          <text:p text:style-name="P8">Não deve haver determinado livro oculpado sem que haja empréstimo cadastrado para tal livro.</text:p>
        </text:list-item>
        <text:list-item>
          <text:p text:style-name="P11"><text:span text:style-name="T4">Não é possível inserir uma obra sem </text:span><text:span text:style-name="T2">Editora, Autor </text:span><text:span text:style-name="T4">e </text:span><text:span text:style-name="T2">Assunto. </text:span></text:p>
        </text:list-item>
        <text:list-item>
          <text:p text:style-name="P9">Só é possível uma devolução com a identificação do funcionário que recebe o exemplar e cumprimento do item 2.</text:p>
        </text:list-item>
      </text:list>
      <text:p text:style-name="P10"/>
      <text:p text:style-name="P10"><text:tab/><text:span text:style-name="T8">Existem outras funcionalidades que serão implementadas no código, como por exemplo impedir o usuário de realizar empréstimo caso o mesmo esteja suspenso por entregar material fora da data ou por estar em débito com a bibliote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21:41:48.408487537</meta:creation-date>
    <dc:date>2016-05-29T21:47:51.845767999</dc:date>
    <meta:editing-duration>PT7M2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06" meta:character-count="1291" meta:non-whitespace-character-count="1097"/>
  </office:meta>
</office:document-meta>
</file>